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7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ccff"/>
    </style:style>
    <style:style style:name="ce26" style:family="table-cell" style:parent-style-name="Default" style:data-style-name="N11"/>
    <style:style style:name="ce28" style:family="table-cell" style:parent-style-name="Default">
      <style:text-properties style:font-name="Liberation Sans" style:font-name-asian="WenQuanYi Zen Hei" style:font-name-complex="Lohit Devanagari"/>
    </style:style>
    <style:style style:name="ce29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8"/>
          <table:table-cell table:style-name="ce22" table:number-columns-repeated="10"/>
          <table:table-cell table:style-name="ce22" office:value-type="string" calcext:value-type="string">
            <text:p>GRM21BR71A106KA73L</text:p>
          </table:table-cell>
          <table:table-cell table:style-name="ce22"/>
          <table:table-cell table:style-name="ce22" office:value-type="string" calcext:value-type="string">
            <text:p>GRM155Z71A105KE01</text:p>
          </table:table-cell>
          <table:table-cell table:style-name="ce22"/>
          <table:table-cell table:style-name="ce22" office:value-type="string" calcext:value-type="string">
            <text:p>GRM155Z71A105KE01J</text:p>
          </table:table-cell>
          <table:table-cell table:style-name="ce22"/>
          <table:table-cell table:style-name="ce22" office:value-type="string" calcext:value-type="string">
            <text:p>CL10B225KP8NNNC</text:p>
          </table:table-cell>
          <table:table-cell table:style-name="ce22"/>
          <table:table-cell table:style-name="ce22" office:value-type="string" calcext:value-type="string">
            <text:p>CL05B104KA5NNNC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Capacitance</text:p>
          </table:table-cell>
          <table:table-cell table:style-name="ce23" table:number-columns-repeated="1023"/>
        </table:table-row>
        <table:table-row table:style-name="ro1">
          <table:table-cell table:style-name="ce20" office:value-type="string" calcext:value-type="string">
            <text:p>Nominal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Nominal Adjusted for DC Bias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1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@3.3V&quot;" office:value-type="string" office:string-value="1.95@3.3V" calcext:value-type="string">
            <text:p>1.95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in (-) Initial Tolerance (%)</text:p>
          </table:table-cell>
          <table:table-cell table:style-name="ce26" office:value-type="percentage" office:value="0.1" calcext:value-type="percentage">
            <text:p>1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ax (+) Initial Tolerance (%)</text:p>
          </table:table-cell>
          <table:table-cell table:style-name="ce26" office:value-type="percentage" office:value="0.1" calcext:value-type="percentage">
            <text:p>1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in (-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1" office:value-type="string" calcext:value-type="string">
            <text:p>X7R is +/- 15%</text:p>
          </table:table-cell>
          <table:table-cell table:number-columns-repeated="7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ax (+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 table:number-columns-repeated="9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Min Initial Capacitance</text:p>
          </table:table-cell>
          <table:table-cell table:formula="of:=[.B4] * (1 - [.B5])" office:value-type="float" office:value="82.8" calcext:value-type="float">
            <text:p>82.8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ax Initial Capacitance</text:p>
          </table:table-cell>
          <table:table-cell table:formula="of:=[.B4] * (1 + [.B6])" office:value-type="float" office:value="101.2" calcext:value-type="float">
            <text:p>101.2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in Capacitance</text:p>
          </table:table-cell>
          <table:table-cell table:formula="of:=[.B10] - ([.B4] * [.B7])" office:value-type="float" office:value="69" calcext:value-type="float">
            <text:p>69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ax Capacitance</text:p>
          </table:table-cell>
          <table:table-cell table:style-name="ce28" table:formula="of:=[.B11] + ([.B4] * [.B8])" office:value-type="float" office:value="115" calcext:value-type="float">
            <text:p>115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8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0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19" office:value-type="string" calcext:value-type="string">
            <text:p>Leakage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Insulation Resistance (ohm-Farads)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Leakage Current (uA)</text:p>
          </table:table-cell>
          <table:table-cell table:formula="of:=[.B18] / [.B19]" office:value-type="float" office:value="2.5" calcext:value-type="float">
            <text:p>2.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Inrush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otal Capacitance (uF)</text:p>
          </table:table-cell>
          <table:table-cell table:style-name="ce21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Total ESR (mOhms)</text:p>
          </table:table-cell>
          <table:table-cell table:style-name="ce21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Capacitance Formula Inrush (A)</text:p>
          </table:table-cell>
          <table:table-cell table:style-name="ce21" table:formula="of:=[.D28] * [.D31] / [.D32]" office:value-type="float" office:value="10000" calcext:value-type="float">
            <text:p>10000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21" office:value-type="string" calcext:value-type="string">
            <text:p>ESR Formula Inrush (A)</text:p>
          </table:table-cell>
          <table:table-cell table:style-name="ce21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Inrush Current (A)</text:p>
          </table:table-cell>
          <table:table-cell table:style-name="ce21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Power Plane Target Impedance</text:p>
          </table:table-cell>
          <table:table-cell table:style-name="ce23" table:number-columns-repeated="4"/>
          <table:table-cell table:style-name="ce19" office:value-type="string" calcext:value-type="string">
            <text:p>Electromagnetic Compatibility Engineering (Henry Ott), p445-447</text:p>
          </table:table-cell>
          <table:table-cell table:style-name="ce23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21" office:value-type="string" calcext:value-type="string">
            <text:p>See the CMOS Switching Power worksheet for a way to calculate this but it’s not accurate. <text:s/>A better way is simulation (ie. IBIS with Micro-Cap)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1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arget Impedance (Zt, milli-ohms)</text:p>
          </table:table-cell>
          <table:table-cell table:style-name="ce21" table:formula="of:=1000 * [.B4] * [.B2] / [.B3]" office:value-type="float" office:value="210.526315789474" calcext:value-type="float">
            <text:p>210.52631578947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Bypass Capacitors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20"/>
        </table:table-row>
        <table:table-row table:style-name="ro1">
          <table:table-cell table:style-name="ce20" office:value-type="string" calcext:value-type="string">
            <text:p>Target Impedance (Zt, milli-ohms)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Frequency Range of Interest (f, MHz)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21" table:formula="of:=1000 / (PI() * [.C13])" office:value-type="float" office:value="159.154943091895" calcext:value-type="float">
            <text:p>159.154943091895</text:p>
          </table:table-cell>
          <table:table-cell/>
          <table:table-cell table:style-name="ce21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Number of Capacitors</text:p>
          </table:table-cell>
          <table:table-cell table:style-name="ce21"/>
          <table:table-cell table:style-name="ce21" table:formula="of:=CEILING(1000 * 2 * [.C12] / ([.C10] * [.C13]))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1" table:formula="of:=CONCATENATE(&quot;Lowest Capacitance @ &quot;; [.B11]; &quot;MHz (Ctot, nF)&quot;)" office:value-type="string" office:string-value="Lowest Capacitance @ 0.05MHz (Ctot, nF)" calcext:value-type="string">
            <text:p>Lowest Capacitance @ 0.05MHz (Ctot, nF)</text:p>
          </table:table-cell>
          <table:table-cell/>
          <table:table-cell table:style-name="ce21" table:formula="of:=1000000 / (2 * PI() * [.B11] * [.C10])" office:value-type="float" office:value="15157.6136277996" calcext:value-type="float">
            <text:p>15157.6136277996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Each Capacitor (Cbyp, nF)</text:p>
          </table:table-cell>
          <table:table-cell/>
          <table:table-cell table:style-name="ce21" table:formula="of:=[.C16] / [.C15]" office:value-type="float" office:value="631.567234491648" calcext:value-type="float">
            <text:p>631.567234491648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Resistance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26" office:value-type="percentage" office:value="0.01" calcext:value-type="percentage">
            <text:p>1.00%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[.D4] / 1000000" office:value-type="float" office:value="0.0001" calcext:value-type="float">
            <text:p>0.0001</text:p>
          </table:table-cell>
          <table:table-cell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Initial Resistance</text:p>
          </table:table-cell>
          <table:table-cell/>
          <table:table-cell table:style-name="ce21" table:formula="of:=[.D2] * (1 - [.D3])" office:value-type="float" office:value="46.53" calcext:value-type="float">
            <text:p>46.53</text:p>
          </table:table-cell>
          <table:table-cell table:style-name="ce21" table:formula="of:=[.D2]" office:value-type="float" office:value="47" calcext:value-type="float">
            <text:p>47</text:p>
          </table:table-cell>
          <table:table-cell table:style-name="ce21" table:formula="of:=[.D2] * (1 + [.D3])" office:value-type="float" office:value="47.47" calcext:value-type="float">
            <text:p>47.4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Resistance Range</text:p>
          </table:table-cell>
          <table:table-cell/>
          <table:table-cell table:style-name="ce21" table:formula="of:=[.C12] * (1 + [.F4] * [.D9])" office:value-type="float" office:value="46.413675" calcext:value-type="float">
            <text:p>46.413675</text:p>
          </table:table-cell>
          <table:table-cell table:style-name="ce21" table:formula="of:=[.D2]" office:value-type="float" office:value="47" calcext:value-type="float">
            <text:p>47</text:p>
          </table:table-cell>
          <table:table-cell table:style-name="ce21" table:formula="of:=[.E12] * (1 + [.F4] * [.D10])" office:value-type="float" office:value="47.683615" calcext:value-type="float">
            <text:p>47.6836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Resistive Divider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utput Voltage (Vout, V)</text:p>
          </table:table-cell>
          <table:table-cell/>
          <table:table-cell table:style-name="ce21" table:formula="of:=[.C17] * [.C19] / ([.E18] + [.C19])" office:value-type="float" office:value="0.986503968392713" calcext:value-type="float">
            <text:p>0.986503968392713</text:p>
          </table:table-cell>
          <table:table-cell table:style-name="ce21" table:formula="of:=[.D17] * [.D19] / ([.D18] + [.D19])" office:value-type="float" office:value="2.5" calcext:value-type="float">
            <text:p>2.5</text:p>
          </table:table-cell>
          <table:table-cell table:style-name="ce21" table:formula="of:=[.E17] * [.E19] / ([.C18] + [.E19])" office:value-type="float" office:value="3.04048809482186" calcext:value-type="float">
            <text:p>3.04048809482186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CMOS Dynamic Switching Power Dissipation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0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ower (P, W)</text:p>
          </table:table-cell>
          <table:table-cell/>
          <table:table-cell table:style-name="ce21" table:formula="of:=[.C2] * [.C2] * [.C3] * [.C4] / 1000000 * [.C5]" office:value-type="float" office:value="0.00049141125" calcext:value-type="float">
            <text:p>0.00049141125</text:p>
          </table:table-cell>
          <table:table-cell table:style-name="ce21" table:formula="of:=[.D2] * [.D2] * [.D3] * [.D4] / 1000000 * [.D5]" office:value-type="float" office:value="0.0136125" calcext:value-type="float">
            <text:p>0.0136125</text:p>
          </table:table-cell>
          <table:table-cell table:style-name="ce21" table:formula="of:=[.E2] * [.E2] * [.E3] * [.E4] / 1000000 * [.E5]" office:value-type="float" office:value="0.00960498" calcext:value-type="float">
            <text:p>0.00960498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urrent (I, mA)</text:p>
          </table:table-cell>
          <table:table-cell/>
          <table:table-cell table:style-name="ce21" table:formula="of:=[.C8] / [.C2] * 1000" office:value-type="float" office:value="0.15675" calcext:value-type="float">
            <text:p>0.15675</text:p>
          </table:table-cell>
          <table:table-cell table:style-name="ce21" table:formula="of:=[.D8] / [.D2] * 1000" office:value-type="float" office:value="4.125" calcext:value-type="float">
            <text:p>4.125</text:p>
          </table:table-cell>
          <table:table-cell table:style-name="ce21" table:formula="of:=[.E8] / [.E2] * 1000" office:value-type="float" office:value="2.772" calcext:value-type="float">
            <text:p>2.77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inimal Bypass Capacitance (Cb, nF)</text:p>
          </table:table-cell>
          <table:table-cell/>
          <table:table-cell table:style-name="ce21" table:formula="of:=1000 * [.C9] / ([.C3] * [.D6])" office:value-type="float" office:value="1.5675" calcext:value-type="float">
            <text:p>1.5675</text:p>
          </table:table-cell>
          <table:table-cell table:style-name="ce21" table:formula="of:=1000 * [.D9] / ([.D3] * [.D6])" office:value-type="float" office:value="8.25" calcext:value-type="float">
            <text:p>8.25</text:p>
          </table:table-cell>
          <table:table-cell table:style-name="ce21" table:formula="of:=1000 * [.E9] / ([.E3] * [.D6])" office:value-type="float" office:value="3.465" calcext:value-type="float">
            <text:p>3.46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AP62150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AP62150 - 1.5A Buck</text:p>
          </table:table-cell>
          <table:table-cell table:style-name="ce23" table:number-columns-repeated="1023"/>
        </table:table-row>
        <table:table-row table:style-name="ro1">
          <table:table-cell/>
          <table:table-cell table:style-name="ce21" office:value-type="string" calcext:value-type="string">
            <text:p>Min</text:p>
          </table:table-cell>
          <table:table-cell table:style-name="ce21" office:value-type="string" calcext:value-type="string">
            <text:p>Typ</text:p>
          </table:table-cell>
          <table:table-cell table:style-name="ce21" office:value-type="string" calcext:value-type="string">
            <text:p>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 Voltage</text:p>
          </table:table-cell>
          <table:table-cell table:formula="of:=[.C3] * 0.7"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table:formula="of:=[.C3] * 1.3" office:value-type="float" office:value="15.6" calcext:value-type="float">
            <text:p>1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 Voltag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itching Frequency (MHz)</text:p>
          </table:table-cell>
          <table:table-cell table:formula="of:=[.C5] * 0.75" office:value-type="float" office:value="0.975" calcext:value-type="float">
            <text:p>0.975</text:p>
          </table:table-cell>
          <table:table-cell office:value-type="float" office:value="1.3" calcext:value-type="float">
            <text:p>1.3</text:p>
          </table:table-cell>
          <table:table-cell table:formula="of:=[.C5] * 1.25" office:value-type="float" office:value="1.625" calcext:value-type="float">
            <text:p>1.625</text:p>
          </table:table-cell>
          <table:table-cell/>
          <table:table-cell table:style-name="ce21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uctor (uH)</text:p>
          </table:table-cell>
          <table:table-cell table:formula="of:=[.C6] * 0.8" office:value-type="float" office:value="2.64" calcext:value-type="float">
            <text:p>2.64</text:p>
          </table:table-cell>
          <table:table-cell office:value-type="float" office:value="3.3" calcext:value-type="float">
            <text:p>3.3</text:p>
          </table:table-cell>
          <table:table-cell table:formula="of:=[.C6] * 1.2" office:value-type="float" office:value="3.96" calcext:value-type="float">
            <text:p>3.9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On Time, Ton (us)</text:p>
          </table:table-cell>
          <table:table-cell/>
          <table:table-cell table:style-name="ce20" table:formula="of:=[.C4] / ([.C3] * [.C5])" office:value-type="float" office:value="0.320512820512821" calcext:value-type="float">
            <text:p>0.320512820512821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PFM / PWM Transition Current, Ipfm (mA)</text:p>
          </table:table-cell>
          <table:table-cell/>
          <table:table-cell table:formula="of:=1000 * [.C8] * ([.C3] - [.C4]) / (2 * [.C6])" office:value-type="float" office:value="339.93783993784" calcext:value-type="float">
            <text:p>339.937839937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edback Top Resistor (kOhms)</text:p>
          </table:table-cell>
          <table:table-cell table:formula="of:=[.C11] * 0.98" office:value-type="float" office:value="51.254" calcext:value-type="float">
            <text:p>51.254</text:p>
          </table:table-cell>
          <table:table-cell office:value-type="float" office:value="52.3" calcext:value-type="float">
            <text:p>52.3</text:p>
          </table:table-cell>
          <table:table-cell table:formula="of:=[.C11] * 1.02" office:value-type="float" office:value="53.346" calcext:value-type="float">
            <text:p>53.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edback Bottom Resistor (kOhms)</text:p>
          </table:table-cell>
          <table:table-cell office:value-type="float" office:value="9.8" calcext:value-type="float">
            <text:p>9.8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erence Voltage (V)</text:p>
          </table:table-cell>
          <table:table-cell office:value-type="float" office:value="0.784" calcext:value-type="float">
            <text:p>0.784</text:p>
          </table:table-cell>
          <table:table-cell office:value-type="float" office:value="0.8" calcext:value-type="float">
            <text:p>0.8</text:p>
          </table:table-cell>
          <table:table-cell office:value-type="float" office:value="0.816" calcext:value-type="float">
            <text:p>0.816</text:p>
          </table:table-cell>
          <table:table-cell/>
          <table:table-cell table:style-name="ce21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Output Voltage, Vout (V)</text:p>
          </table:table-cell>
          <table:table-cell table:style-name="ce21" table:formula="of:=[.B13] * ([.B11] / [.D12] + 1)" office:value-type="float" office:value="4.7235231372549" calcext:value-type="float">
            <text:p>4.7235231372549</text:p>
          </table:table-cell>
          <table:table-cell table:style-name="ce21" table:formula="of:=[.C13] * ([.C11] / [.C12] + 1)" office:value-type="float" office:value="4.984" calcext:value-type="float">
            <text:p>4.984</text:p>
          </table:table-cell>
          <table:table-cell table:style-name="ce21" table:formula="of:=[.D13] * ([.D11] / [.B12] + 1)" office:value-type="float" office:value="5.25787102040816" calcext:value-type="float">
            <text:p>5.25787102040816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Output Tolerance (%)</text:p>
          </table:table-cell>
          <table:table-cell table:style-name="ce10" table:formula="of:=([.B14] - [.$C$4]) / [.$C$4]" office:value-type="percentage" office:value="-0.0552953725490195" calcext:value-type="percentage">
            <text:p>-5.53%</text:p>
          </table:table-cell>
          <table:table-cell table:style-name="ce10" table:formula="of:=([.C14] - [.$C$4]) / [.$C$4]" office:value-type="percentage" office:value="-0.0032" calcext:value-type="percentage">
            <text:p>-0.32%</text:p>
          </table:table-cell>
          <table:table-cell table:style-name="ce10" table:formula="of:=([.D14] - [.$C$4]) / [.$C$4]" office:value-type="percentage" office:value="0.0515742040816324" calcext:value-type="percentage">
            <text:p>5.16%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Output Tolerance Including Ripple (%)</text:p>
          </table:table-cell>
          <table:table-cell table:style-name="ce10" table:formula="of:=(([.B14] - 0.001 * [.$C$30]) - [.$C$4]) / [.$C$4]" office:value-type="percentage" office:value="-0.0652953725490194" calcext:value-type="percentage">
            <text:p>-6.53%</text:p>
          </table:table-cell>
          <table:table-cell table:style-name="ce10" table:formula="of:=([.C14] - [.$C$4]) / [.$C$4]" office:value-type="percentage" office:value="-0.0032" calcext:value-type="percentage">
            <text:p>-0.32%</text:p>
          </table:table-cell>
          <table:table-cell table:style-name="ce10" table:formula="of:=(([.D14] + 0.001 * [.$C$30]) - [.$C$4]) / [.$C$4]" office:value-type="percentage" office:value="0.0615742040816324" calcext:value-type="percentage">
            <text:p>6.16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VLO Rising Voltage Enable, Von (V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1" table:formula="of:=IF([.C18] &lt; 4.15; &quot;Must be &gt; 4.15V&quot;; 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VLO Falling Voltage Disable, Voff (V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1" table:formula="of:=IF([.C19] &lt; 3.85; &quot;Must be &gt; 3.85V&quot;; &quot;&quot;)">
            <text:p/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Enable Pull-Up Resistor (kOhms)</text:p>
          </table:table-cell>
          <table:table-cell/>
          <table:table-cell table:style-name="ce21" table:formula="of:=(0.917 * [.C18] - [.C19]) / (5.625 / 1000000) / 1000"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Enable Pull-Down Resistor (kOhms)</text:p>
          </table:table-cell>
          <table:table-cell/>
          <table:table-cell table:style-name="ce21" table:formula="of:=1.1 * [.C20] / ([.C19] - 1.1 + 7 / 1000000 * [.C20] * 1000)" office:value-type="float" office:value="31.5325248070562" calcext:value-type="float">
            <text:p>31.5325248070562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Enable Nearest Pull-Up Resistor (kOhms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Enable Nearest Pull-Down Resistor (kOhms)</text:p>
          </table:table-cell>
          <table:table-cell/>
          <table:table-cell office:value-type="float" office:value="30.1" calcext:value-type="float">
            <text:p>30.1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UVLO Rising Voltage Enable, Von (V)</text:p>
          </table:table-cell>
          <table:table-cell/>
          <table:table-cell table:style-name="ce21" table:formula="of:=(5.625 / 1000000 * [.C22] * 1000 + [.C25]) / 0.917" office:value-type="float" office:value="5.03488009796498" calcext:value-type="float">
            <text:p>5.03488009796498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UVLO Falling Voltage Disable, Voff (V)</text:p>
          </table:table-cell>
          <table:table-cell/>
          <table:table-cell table:style-name="ce21" table:formula="of:=(1.1 * ([.C22] + [.C23]) * 1000 - 7 * [.C22] * [.C23]) / ([.C23] * 1000)" office:value-type="float" office:value="4.05448504983389" calcext:value-type="float">
            <text:p>4.0544850498338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Inductor Current Ripple, dIl (mA)</text:p>
          </table:table-cell>
          <table:table-cell/>
          <table:table-cell table:style-name="ce21" table:formula="of:=1000 * ([.C14] * ([.C3] - [.C14])) / ([.C3] * [.C5] * [.C6])" office:value-type="float" office:value="679.249106449107" calcext:value-type="float">
            <text:p>679.249106449107</text:p>
          </table:table-cell>
          <table:table-cell table:style-name="ce21" table:formula="of:=1000 * ([.D14] * ([.D3] - [.D14])) / ([.D3] * [.B5] * [.B6])" office:value-type="float" office:value="1354.21224700455" calcext:value-type="float">
            <text:p>1354.21224700455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Peak Inductor Current, Ipk (A)</text:p>
          </table:table-cell>
          <table:table-cell/>
          <table:table-cell table:style-name="ce21" table:formula="of:=1.5 + [.C27] / 2000" office:value-type="float" office:value="1.83962455322455" calcext:value-type="float">
            <text:p>1.83962455322455</text:p>
          </table:table-cell>
          <table:table-cell table:style-name="ce21" table:formula="of:=1.5 + [.D27] / 2000" office:value-type="float" office:value="2.17710612350227" calcext:value-type="float">
            <text:p>2.17710612350227</text:p>
          </table:table-cell>
          <table:table-cell/>
          <table:table-cell table:style-name="ce21" office:value-type="string" calcext:value-type="string">
            <text:p>Saturation Current must be greater than this</text:p>
          </table:table-cell>
          <table:table-cell table:number-columns-repeated="1018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office:value-type="string" calcext:value-type="string">
            <text:p>Allowed Output Ripple, Voutr (mV)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put Capacitor (uF)</text:p>
          </table:table-cell>
          <table:table-cell table:formula="of:=[.C31] * 0.8" office:value-type="float" office:value="16.8" calcext:value-type="float">
            <text:p>16.8</text:p>
          </table:table-cell>
          <table:table-cell office:value-type="float" office:value="21" calcext:value-type="float">
            <text:p>21</text:p>
          </table:table-cell>
          <table:table-cell table:formula="of:=[.C31] * 1.2" office:value-type="float" office:value="25.2" calcext:value-type="float">
            <text:p>25.2</text:p>
          </table:table-cell>
          <table:table-cell/>
          <table:table-cell table:style-name="ce21" table:formula="of:=COM.MICROSOFT.CONCAT(&quot;Must cope with inductor ripple current of &quot;; [.D27]; &quot;mA&quot;)" office:value-type="string" office:string-value="Must cope with inductor ripple current of 1354.21224700455mA" calcext:value-type="string">
            <text:p>Must cope with inductor ripple current of 1354.21224700455mA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Maximum ESR (milli-ohms)</text:p>
          </table:table-cell>
          <table:table-cell table:number-columns-repeated="2"/>
          <table:table-cell table:style-name="ce21" table:formula="of:=8 * [.B5] * [.B31] * [.C30] / [.D27]" office:value-type="float" office:value="4.83823714819646" calcext:value-type="float">
            <text:p>4.83823714819646</text:p>
          </table:table-cell>
          <table:table-cell/>
          <table:table-cell office:value-type="string" calcext:value-type="string">
            <text:p>GRM32ER71A476KE15K: Ceramic 47uF (21uF @ 5Vdc), about 7milli-ohms ESR @ 1.3MHz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2" number:min-decimal-places="2" number:min-integer-digits="1"/>
    </number:number-style>
    <number:number-style style:name="N111">
      <style:text-properties fo:color="#ff0000"/>
      <number:text>-</number:text>
      <number:number number:decimal-places="2" number:min-decimal-places="2" number:min-integer-digits="1"/>
      <style:map style:condition="value()&gt;=0" style:apply-style-name="N111P0"/>
    </number:number-style>
    <number:percentage-style style:name="N112P0" style:volatile="true">
      <number:number number:decimal-places="2" number:min-decimal-places="2" number:min-integer-digits="1"/>
      <number:text>%</number:text>
    </number:percentage-style>
    <number:percentage-style style:name="N112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12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3-08-01T19:59:09.866022486</dc:date>
    <dc:creator>Pete Restall</dc:creator>
    <meta:editing-duration>P7DT17H28M9S</meta:editing-duration>
    <meta:editing-cycles>174</meta:editing-cycles>
    <meta:generator>LibreOffice/7.4.6.2$Linux_X86_64 LibreOffice_project/40$Build-2</meta:generator>
    <meta:document-statistic meta:table-count="5" meta:cell-count="343" meta:object-count="0"/>
  </office:meta>
</office:document-meta>
</file>